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8BF00006D5900006D5930D948D4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</text:span><text:span text:style-name="T2">+ 1 = 1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+ 1 = 1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+ 1 = 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ntity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OR 1 equals 1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4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" draw:display-name="Watermark%20-%201024x1024" xlink:href="Pictures/100348BF00006D5900006D5930D948D4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4

College of Scripting Music &amp; Science
GitHub.com/ChristopherTopalian
GitHub.com/ChristopherAndrewTopalian
Sites.google.com/view/CollegeOfScripting
Youtube.com/ScriptingCollege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6"/>
  </office:meta>
</office:document-meta>
</file>